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ec64" officeooo:paragraph-rsid="001dec64"/>
    </style:style>
    <style:style style:name="P2" style:family="paragraph" style:parent-style-name="Standard">
      <style:text-properties officeooo:rsid="001dec64" officeooo:paragraph-rsid="001dec6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dec64" officeooo:paragraph-rsid="001dec64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dec64" officeooo:paragraph-rsid="001dec6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üller, Ralf<text:tab/><text:tab/><text:tab/><text:tab/><text:tab/><text:tab/><text:tab/><text:tab/><text:tab/><text:tab/>Lieberstadt, den</text:p>
      <text:p text:style-name="P2">Schlossstraße 18</text:p>
      <text:p text:style-name="P2">05987 Lieberstadt</text:p>
      <text:p text:style-name="P2"/>
      <text:p text:style-name="P2">Tchibo GmBH</text:p>
      <text:p text:style-name="P2">Retouren</text:p>
      <text:p text:style-name="P2">28179 Bremen</text:p>
      <text:p text:style-name="P2"/>
      <text:p text:style-name="P2"/>
      <text:p text:style-name="P3">Sony Kompaktkamera DSC-W830</text:p>
      <text:p text:style-name="P4"/>
      <text:p text:style-name="P4">Sehr geehrte Damen und Herren,</text:p>
      <text:p text:style-name="P4"/>
      <text:p text:style-name="P4">am 01.09.2025 hatte ich meine bestellte Kamera zugestellt bekommen. Allergings fielen mir einige Mängel auf.</text:p>
      <text:p text:style-name="P4">Zum einen fehlt die eigentlich im Liefer- und Preisumfang enthaltene Kameratasche.</text:p>
      <text:p text:style-name="P4">Außerdem hat das Display einen Riss.</text:p>
      <text:p text:style-name="P4">Ich werde Ihnen auf Ihre Kosten die beschädigte Kamera zurückschicken und erbitte innerhalb von 14 Tagen eine Ersatz-Kamera DSC-W830 sowie die fehlende Kameratasche.</text:p>
      <text:p text:style-name="P4"/>
      <text:p text:style-name="P4">Mit freundlichen Grüßen</text:p>
      <text:p text:style-name="P4"/>
      <text:p text:style-name="P4">Ralf Müll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11:11:10.381827000</meta:creation-date>
    <dc:date>2025-09-12T11:21:45.302142400</dc:date>
    <meta:editing-duration>PT10M36S</meta:editing-duration>
    <meta:editing-cycles>1</meta:editing-cycles>
    <meta:document-statistic meta:table-count="0" meta:image-count="0" meta:object-count="0" meta:page-count="1" meta:paragraph-count="14" meta:word-count="81" meta:character-count="584" meta:non-whitespace-character-count="508"/>
    <meta:generator>LibreOffice/25.2.5.2$Windows_X86_64 LibreOffice_project/03d19516eb2e1dd5d4ccd751a0d6f35f35e08022</meta:generator>
  </office:meta>
</office:document-meta>
</file>